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a709e" officeooo:paragraph-rsid="001a709e" style:language-asian="ja" style:country-asian="JP"/>
    </style:style>
    <style:style style:name="P2" style:family="paragraph" style:parent-style-name="Standard">
      <style:text-properties officeooo:paragraph-rsid="0014fd9d"/>
    </style:style>
    <style:style style:name="P3" style:family="paragraph" style:parent-style-name="Text_20_body">
      <style:text-properties officeooo:rsid="0014a519" officeooo:paragraph-rsid="0014a519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4a519" officeooo:paragraph-rsid="0014a519"/>
    </style:style>
    <style:style style:name="P5" style:family="paragraph" style:parent-style-name="Text_20_body">
      <style:text-properties fo:font-style="italic" officeooo:rsid="0053a7dc" officeooo:paragraph-rsid="0053a7dc" style:font-style-asian="italic" style:font-style-complex="italic"/>
    </style:style>
    <style:style style:name="P6" style:family="paragraph" style:parent-style-name="Text_20_body">
      <style:text-properties officeooo:rsid="00346850" officeooo:paragraph-rsid="00346850"/>
    </style:style>
    <style:style style:name="P7" style:family="paragraph" style:parent-style-name="Heading_20_1">
      <style:text-properties officeooo:rsid="0014a519" officeooo:paragraph-rsid="0014a519" style:language-asian="ja" style:country-asian="JP"/>
    </style:style>
    <style:style style:name="P8" style:family="paragraph" style:parent-style-name="Heading_20_2">
      <style:text-properties officeooo:rsid="0014a519" officeooo:paragraph-rsid="0014a519" style:language-asian="ja" style:country-asian="JP"/>
    </style:style>
    <style:style style:name="P9" style:family="paragraph" style:parent-style-name="Heading_20_2">
      <style:text-properties officeooo:rsid="0083ee03" officeooo:paragraph-rsid="0083ee03" style:language-asian="ja" style:country-asian="JP"/>
    </style:style>
    <style:style style:name="P10" style:family="paragraph" style:parent-style-name="Heading_20_2">
      <style:text-properties officeooo:rsid="0032eb67" officeooo:paragraph-rsid="0032eb67" style:language-asian="ja" style:country-asian="JP"/>
    </style:style>
    <style:style style:name="P11" style:family="paragraph" style:parent-style-name="Heading_20_3">
      <style:text-properties officeooo:rsid="0032eb67" officeooo:paragraph-rsid="0032eb67" style:language-asian="ja" style:country-asian="JP"/>
    </style:style>
    <style:style style:name="P12" style:family="paragraph" style:parent-style-name="Heading_20_3" style:list-style-name="">
      <style:text-properties officeooo:rsid="0032eb67" officeooo:paragraph-rsid="0032eb67" style:language-asian="ja" style:country-asian="JP"/>
    </style:style>
    <style:style style:name="P13" style:family="paragraph" style:parent-style-name="Heading_20_3">
      <style:paragraph-properties fo:break-before="page"/>
      <style:text-properties officeooo:rsid="0014a519" officeooo:paragraph-rsid="0014a519" style:language-asian="ja" style:country-asian="JP"/>
    </style:style>
    <style:style style:name="P14" style:family="paragraph" style:parent-style-name="Heading_20_3">
      <style:text-properties officeooo:paragraph-rsid="0014fd9d"/>
    </style:style>
    <style:style style:name="P15" style:family="paragraph" style:parent-style-name="Standard">
      <style:text-properties officeooo:rsid="001ce59b" officeooo:paragraph-rsid="0014fd9d" style:language-asian="ja" style:country-asian="JP"/>
    </style:style>
    <style:style style:name="P16" style:family="paragraph" style:parent-style-name="Standard" style:list-style-name="L5">
      <style:text-properties officeooo:rsid="001fee84" officeooo:paragraph-rsid="001fee84" style:language-asian="ja" style:country-asian="JP"/>
    </style:style>
    <style:style style:name="P17" style:family="paragraph" style:parent-style-name="Text_20_body" style:list-style-name="L1">
      <style:paragraph-properties fo:margin-top="0.0398in" fo:margin-bottom="0.0398in" style:contextual-spacing="false"/>
      <style:text-properties officeooo:rsid="0073d458" officeooo:paragraph-rsid="0073d458"/>
    </style:style>
    <style:style style:name="P18" style:family="paragraph" style:parent-style-name="Text_20_body" style:list-style-name="L1">
      <style:paragraph-properties fo:margin-top="0.0398in" fo:margin-bottom="0.0398in" style:contextual-spacing="false"/>
      <style:text-properties officeooo:rsid="005a2425" officeooo:paragraph-rsid="005c75ea"/>
    </style:style>
    <style:style style:name="P19" style:family="paragraph" style:parent-style-name="Text_20_body" style:list-style-name="L1">
      <style:paragraph-properties fo:margin-top="0.0398in" fo:margin-bottom="0.0398in" style:contextual-spacing="false"/>
      <style:text-properties officeooo:rsid="005d4a2a" officeooo:paragraph-rsid="005d4a2a"/>
    </style:style>
    <style:style style:name="P20" style:family="paragraph" style:parent-style-name="Text_20_body" style:list-style-name="L1">
      <style:paragraph-properties fo:margin-top="0.0398in" fo:margin-bottom="0.0398in" style:contextual-spacing="false"/>
      <style:text-properties officeooo:rsid="0026a711" officeooo:paragraph-rsid="0026a711"/>
    </style:style>
    <style:style style:name="P21" style:family="paragraph" style:parent-style-name="Text_20_body" style:list-style-name="L1">
      <style:paragraph-properties fo:margin-top="0.0398in" fo:margin-bottom="0.0398in" style:contextual-spacing="false"/>
      <style:text-properties officeooo:rsid="00667521" officeooo:paragraph-rsid="00667521"/>
    </style:style>
    <style:style style:name="P22" style:family="paragraph" style:parent-style-name="Text_20_body" style:list-style-name="L1">
      <style:paragraph-properties fo:margin-top="0.0398in" fo:margin-bottom="0.0398in" style:contextual-spacing="false"/>
      <style:text-properties officeooo:rsid="0014a519" officeooo:paragraph-rsid="0014a519"/>
    </style:style>
    <style:style style:name="P23" style:family="paragraph" style:parent-style-name="Text_20_body" style:list-style-name="L1">
      <style:paragraph-properties fo:margin-top="0.0398in" fo:margin-bottom="0.0398in" style:contextual-spacing="false"/>
      <style:text-properties officeooo:rsid="0073d458" officeooo:paragraph-rsid="0073d458" style:language-asian="ja" style:country-asian="JP"/>
    </style:style>
    <style:style style:name="P24" style:family="paragraph" style:parent-style-name="Text_20_body" style:list-style-name="L1">
      <style:paragraph-properties fo:margin-top="0.0398in" fo:margin-bottom="0.0398in" style:contextual-spacing="false"/>
      <style:text-properties officeooo:rsid="0073d458" officeooo:paragraph-rsid="009ae5bd" style:language-asian="ja" style:country-asian="JP"/>
    </style:style>
    <style:style style:name="P25" style:family="paragraph" style:parent-style-name="Text_20_body" style:list-style-name="L1">
      <style:paragraph-properties fo:margin-top="0.0398in" fo:margin-bottom="0.0398in" style:contextual-spacing="false"/>
      <style:text-properties officeooo:rsid="0014fd9d" officeooo:paragraph-rsid="0025b81a" style:language-asian="ja" style:country-asian="JP"/>
    </style:style>
    <style:style style:name="P26" style:family="paragraph" style:parent-style-name="Text_20_body" style:list-style-name="L1">
      <style:paragraph-properties fo:margin-top="0.0398in" fo:margin-bottom="0.0398in" style:contextual-spacing="false"/>
      <style:text-properties officeooo:rsid="005e65f9" officeooo:paragraph-rsid="005e65f9" style:language-asian="ja" style:country-asian="JP"/>
    </style:style>
    <style:style style:name="P27" style:family="paragraph" style:parent-style-name="Text_20_body" style:list-style-name="L1">
      <style:paragraph-properties fo:margin-top="0.0398in" fo:margin-bottom="0.0398in" style:contextual-spacing="false"/>
      <style:text-properties officeooo:rsid="00608c28" officeooo:paragraph-rsid="00608c28" style:language-asian="ja" style:country-asian="JP"/>
    </style:style>
    <style:style style:name="P28" style:family="paragraph" style:parent-style-name="Text_20_body" style:list-style-name="L1">
      <style:paragraph-properties fo:margin-top="0.0398in" fo:margin-bottom="0.0398in" style:contextual-spacing="false"/>
      <style:text-properties officeooo:rsid="00653003" officeooo:paragraph-rsid="00653003" style:language-asian="ja" style:country-asian="JP"/>
    </style:style>
    <style:style style:name="P29" style:family="paragraph" style:parent-style-name="Text_20_body" style:list-style-name="L1">
      <style:paragraph-properties fo:margin-top="0.0398in" fo:margin-bottom="0.0398in" style:contextual-spacing="false"/>
      <style:text-properties officeooo:rsid="007359f4" officeooo:paragraph-rsid="007359f4" style:language-asian="ja" style:country-asian="JP"/>
    </style:style>
    <style:style style:name="P30" style:family="paragraph" style:parent-style-name="Text_20_body" style:list-style-name="L1">
      <style:paragraph-properties fo:margin-top="0.0398in" fo:margin-bottom="0.0398in" style:contextual-spacing="false"/>
      <style:text-properties officeooo:rsid="006ab777" officeooo:paragraph-rsid="006ab777" style:language-asian="ja" style:country-asian="JP"/>
    </style:style>
    <style:style style:name="P31" style:family="paragraph" style:parent-style-name="Text_20_body" style:list-style-name="L1">
      <style:paragraph-properties fo:margin-top="0.0398in" fo:margin-bottom="0.0398in" style:contextual-spacing="false"/>
      <style:text-properties officeooo:rsid="006c24a4" officeooo:paragraph-rsid="006c24a4" style:language-asian="ja" style:country-asian="JP"/>
    </style:style>
    <style:style style:name="P32" style:family="paragraph" style:parent-style-name="Text_20_body" style:list-style-name="L1">
      <style:paragraph-properties fo:margin-top="0.0398in" fo:margin-bottom="0.0398in" style:contextual-spacing="false"/>
      <style:text-properties officeooo:rsid="0014a519" officeooo:paragraph-rsid="0025b81a" style:language-asian="ja" style:country-asian="JP"/>
    </style:style>
    <style:style style:name="P33" style:family="paragraph" style:parent-style-name="Text_20_body" style:list-style-name="L1">
      <style:paragraph-properties fo:margin-top="0.0398in" fo:margin-bottom="0.0398in" style:contextual-spacing="false"/>
      <style:text-properties officeooo:rsid="0014a519" officeooo:paragraph-rsid="0014a519" style:language-asian="ja" style:country-asian="JP"/>
    </style:style>
    <style:style style:name="P34" style:family="paragraph" style:parent-style-name="Text_20_body" style:list-style-name="L1">
      <style:paragraph-properties fo:margin-top="0in" fo:margin-bottom="0in" style:contextual-spacing="false"/>
      <style:text-properties officeooo:rsid="0014a519" officeooo:paragraph-rsid="0014a519" style:language-asian="ja" style:country-asian="JP"/>
    </style:style>
    <style:style style:name="P35" style:family="paragraph" style:parent-style-name="Text_20_body" style:list-style-name="L1">
      <style:paragraph-properties fo:margin-top="0.0398in" fo:margin-bottom="0.0398in" style:contextual-spacing="false"/>
      <style:text-properties officeooo:rsid="002c8c57" officeooo:paragraph-rsid="002c8c57" style:language-asian="ja" style:country-asian="JP"/>
    </style:style>
    <style:style style:name="P36" style:family="paragraph" style:parent-style-name="Text_20_body" style:list-style-name="L1">
      <style:paragraph-properties fo:margin-top="0.0398in" fo:margin-bottom="0.0398in" style:contextual-spacing="false"/>
      <style:text-properties officeooo:rsid="006f6515" officeooo:paragraph-rsid="006f6515" style:language-asian="ja" style:country-asian="JP"/>
    </style:style>
    <style:style style:name="P37" style:family="paragraph" style:parent-style-name="Text_20_body" style:list-style-name="L1">
      <style:paragraph-properties fo:margin-top="0.0398in" fo:margin-bottom="0.0398in" style:contextual-spacing="false"/>
      <style:text-properties officeooo:rsid="006f6515" officeooo:paragraph-rsid="0085cc6b" style:language-asian="ja" style:country-asian="JP"/>
    </style:style>
    <style:style style:name="P38" style:family="paragraph" style:parent-style-name="Text_20_body" style:list-style-name="L1">
      <style:paragraph-properties fo:margin-top="0in" fo:margin-bottom="0in" style:contextual-spacing="false"/>
      <style:text-properties officeooo:rsid="006f6515" officeooo:paragraph-rsid="0085cc6b" style:language-asian="ja" style:country-asian="JP"/>
    </style:style>
    <style:style style:name="P39" style:family="paragraph" style:parent-style-name="Text_20_body" style:list-style-name="L1">
      <style:paragraph-properties fo:margin-top="0in" fo:margin-bottom="0in" style:contextual-spacing="false"/>
      <style:text-properties officeooo:rsid="0085cc6b" officeooo:paragraph-rsid="0085cc6b" style:language-asian="ja" style:country-asian="JP"/>
    </style:style>
    <style:style style:name="P40" style:family="paragraph" style:parent-style-name="Text_20_body" style:list-style-name="L1">
      <style:paragraph-properties fo:margin-top="0in" fo:margin-bottom="0in" style:contextual-spacing="false"/>
      <style:text-properties officeooo:rsid="00888013" officeooo:paragraph-rsid="00888013" style:language-asian="ja" style:country-asian="JP"/>
    </style:style>
    <style:style style:name="P41" style:family="paragraph" style:parent-style-name="Text_20_body" style:list-style-name="L1">
      <style:paragraph-properties fo:margin-top="0in" fo:margin-bottom="0in" style:contextual-spacing="false"/>
      <style:text-properties officeooo:rsid="008b3b35" officeooo:paragraph-rsid="008b3b35" style:language-asian="ja" style:country-asian="JP"/>
    </style:style>
    <style:style style:name="P42" style:family="paragraph" style:parent-style-name="Text_20_body" style:list-style-name="L1">
      <style:paragraph-properties fo:margin-top="0.0398in" fo:margin-bottom="0.0398in" style:contextual-spacing="false"/>
      <style:text-properties officeooo:rsid="0090b562" officeooo:paragraph-rsid="009ae5bd" style:language-asian="ja" style:country-asian="JP"/>
    </style:style>
    <style:style style:name="P43" style:family="paragraph" style:parent-style-name="Text_20_body" style:list-style-name="L1">
      <style:paragraph-properties fo:margin-top="0.0398in" fo:margin-bottom="0.0398in" style:contextual-spacing="false"/>
      <style:text-properties officeooo:rsid="0090b562" officeooo:paragraph-rsid="0095c14d" style:language-asian="ja" style:country-asian="JP"/>
    </style:style>
    <style:style style:name="P44" style:family="paragraph" style:parent-style-name="Text_20_body" style:list-style-name="L1">
      <style:paragraph-properties fo:margin-top="0.0398in" fo:margin-bottom="0.0398in" style:contextual-spacing="false"/>
      <style:text-properties officeooo:rsid="0090b562" officeooo:paragraph-rsid="00923632" style:language-asian="ja" style:country-asian="JP"/>
    </style:style>
    <style:style style:name="P45" style:family="paragraph" style:parent-style-name="Text_20_body" style:list-style-name="L1">
      <style:paragraph-properties fo:margin-top="0.0398in" fo:margin-bottom="0.0398in" style:contextual-spacing="false"/>
      <style:text-properties officeooo:rsid="0054a676" officeooo:paragraph-rsid="0054a676" style:language-asian="ja" style:country-asian="JP"/>
    </style:style>
    <style:style style:name="P46" style:family="paragraph" style:parent-style-name="Text_20_body" style:list-style-name="L1">
      <style:paragraph-properties fo:margin-top="0in" fo:margin-bottom="0in" style:contextual-spacing="false"/>
      <style:text-properties officeooo:rsid="0054a676" officeooo:paragraph-rsid="0054a676" style:language-asian="ja" style:country-asian="JP"/>
    </style:style>
    <style:style style:name="P47" style:family="paragraph" style:parent-style-name="Text_20_body" style:list-style-name="L1">
      <style:paragraph-properties fo:margin-top="0in" fo:margin-bottom="0in" style:contextual-spacing="false"/>
      <style:text-properties officeooo:rsid="00559ce5" officeooo:paragraph-rsid="00559ce5" style:language-asian="ja" style:country-asian="JP"/>
    </style:style>
    <style:style style:name="P48" style:family="paragraph" style:parent-style-name="Text_20_body" style:list-style-name="L1">
      <style:paragraph-properties fo:margin-top="0.0398in" fo:margin-bottom="0.0398in" style:contextual-spacing="false"/>
      <style:text-properties officeooo:rsid="0075d7cb" officeooo:paragraph-rsid="0075d7cb" style:language-asian="ja" style:country-asian="JP"/>
    </style:style>
    <style:style style:name="P49" style:family="paragraph" style:parent-style-name="Text_20_body" style:list-style-name="L1">
      <style:paragraph-properties fo:margin-top="0in" fo:margin-bottom="0in" style:contextual-spacing="false"/>
      <style:text-properties officeooo:rsid="0076b07c" officeooo:paragraph-rsid="0076b07c" style:language-asian="ja" style:country-asian="JP"/>
    </style:style>
    <style:style style:name="P50" style:family="paragraph" style:parent-style-name="Text_20_body">
      <style:text-properties officeooo:rsid="0083ee03" officeooo:paragraph-rsid="0083ee03" style:language-asian="ja" style:country-asian="JP"/>
    </style:style>
    <style:style style:name="P51" style:family="paragraph" style:parent-style-name="Text_20_body" style:list-style-name="L2">
      <style:paragraph-properties fo:margin-top="0in" fo:margin-bottom="0.0181in" style:contextual-spacing="false"/>
      <style:text-properties officeooo:rsid="0083ee03" officeooo:paragraph-rsid="0083ee03" style:language-asian="ja" style:country-asian="JP"/>
    </style:style>
    <style:style style:name="P52" style:family="paragraph" style:parent-style-name="Text_20_body" style:list-style-name="L2">
      <style:paragraph-properties fo:margin-top="0in" fo:margin-bottom="0.0181in" style:contextual-spacing="false"/>
      <style:text-properties officeooo:rsid="0083ee03" officeooo:paragraph-rsid="009c3e90" style:language-asian="ja" style:country-asian="JP"/>
    </style:style>
    <style:style style:name="P53" style:family="paragraph" style:parent-style-name="Text_20_body" style:list-style-name="L3">
      <style:paragraph-properties fo:margin-top="0in" fo:margin-bottom="0.0181in" style:contextual-spacing="false"/>
      <style:text-properties officeooo:rsid="001c8a04" officeooo:paragraph-rsid="001c8a04" style:language-asian="ja" style:country-asian="JP"/>
    </style:style>
    <style:style style:name="P54" style:family="paragraph" style:parent-style-name="Text_20_body" style:list-style-name="L3">
      <style:paragraph-properties fo:margin-top="0in" fo:margin-bottom="0.0181in" style:contextual-spacing="false"/>
      <style:text-properties officeooo:rsid="001d99d2" officeooo:paragraph-rsid="001d99d2" style:language-asian="ja" style:country-asian="JP"/>
    </style:style>
    <style:style style:name="P55" style:family="paragraph" style:parent-style-name="Text_20_body" style:list-style-name="L3">
      <style:paragraph-properties fo:margin-top="0in" fo:margin-bottom="0.0181in" style:contextual-spacing="false"/>
      <style:text-properties officeooo:rsid="0015f5b1" officeooo:paragraph-rsid="0015f5b1" style:language-asian="ja" style:country-asian="JP"/>
    </style:style>
    <style:style style:name="P56" style:family="paragraph" style:parent-style-name="Text_20_body" style:list-style-name="L4">
      <style:paragraph-properties fo:margin-top="0in" fo:margin-bottom="0.0181in" style:contextual-spacing="false"/>
      <style:text-properties officeooo:rsid="0032eb67" officeooo:paragraph-rsid="003d427f" style:language-asian="ja" style:country-asian="JP"/>
    </style:style>
    <style:style style:name="P57" style:family="paragraph" style:parent-style-name="Text_20_body" style:list-style-name="L1">
      <style:paragraph-properties fo:margin-top="0in" fo:margin-bottom="0in" style:contextual-spacing="false"/>
      <style:text-properties style:font-name="Liberation Serif" officeooo:rsid="00572e8a" officeooo:paragraph-rsid="00572e8a" style:font-name-asian="Liberation Serif" style:language-asian="ja" style:country-asian="JP"/>
    </style:style>
    <style:style style:name="P58" style:family="paragraph" style:parent-style-name="Text_20_body" style:list-style-name="L1">
      <style:paragraph-properties fo:margin-top="0in" fo:margin-bottom="0in" style:contextual-spacing="false"/>
      <style:text-properties style:use-window-font-color="true" loext:opacity="0%" style:font-name="Liberation Serif" officeooo:rsid="0076c539" officeooo:paragraph-rsid="0076c539" style:font-name-asian="Liberation Serif" style:language-asian="ja" style:country-asian="JP"/>
    </style:style>
    <style:style style:name="P59" style:family="paragraph" style:parent-style-name="Text_20_body" style:list-style-name="L1">
      <style:paragraph-properties fo:margin-top="0.0398in" fo:margin-bottom="0.0398in" style:contextual-spacing="false"/>
      <style:text-properties style:use-window-font-color="true" loext:opacity="0%" style:font-name="Liberation Serif" fo:font-style="italic" officeooo:rsid="002ea5a3" officeooo:paragraph-rsid="002ea5a3" style:font-name-asian="Liberation Serif" style:language-asian="ja" style:country-asian="JP" style:font-style-asian="italic" style:font-style-complex="italic"/>
    </style:style>
    <style:style style:name="P60" style:family="paragraph" style:parent-style-name="Text_20_body" style:list-style-name="L1">
      <style:paragraph-properties fo:margin-top="0.0398in" fo:margin-bottom="0.0398in" style:contextual-spacing="false"/>
      <style:text-properties style:use-window-font-color="true" loext:opacity="0%" style:font-name="Liberation Serif" fo:font-style="italic" officeooo:rsid="003014ef" officeooo:paragraph-rsid="003014ef" style:font-name-asian="Liberation Serif" style:language-asian="ja" style:country-asian="JP" style:font-style-asian="italic" style:font-style-complex="italic"/>
    </style:style>
    <style:style style:name="P61" style:family="paragraph" style:parent-style-name="Text_20_body" style:list-style-name="L1">
      <style:paragraph-properties fo:margin-top="0.0398in" fo:margin-bottom="0.0398in" style:contextual-spacing="false"/>
      <style:text-properties style:use-window-font-color="true" loext:opacity="0%" style:font-name="Liberation Serif" fo:font-style="italic" officeooo:rsid="00284d16" officeooo:paragraph-rsid="00284d16" style:font-name-asian="Liberation Serif" style:language-asian="ja" style:country-asian="JP" style:font-style-asian="italic" style:font-style-complex="italic"/>
    </style:style>
    <style:style style:name="P62" style:family="paragraph" style:parent-style-name="Text_20_body" style:list-style-name="L1">
      <style:paragraph-properties fo:margin-top="0in" fo:margin-bottom="0in" style:contextual-spacing="false"/>
      <style:text-properties fo:font-style="italic" officeooo:rsid="0014a519" officeooo:paragraph-rsid="0014a519" style:language-asian="ja" style:country-asian="JP" style:font-style-asian="italic" style:font-style-complex="italic"/>
    </style:style>
    <style:style style:name="P63" style:family="paragraph" style:parent-style-name="Text_20_body">
      <style:text-properties fo:font-style="italic" officeooo:rsid="0014a519" officeooo:paragraph-rsid="0014a519" style:language-asian="ja" style:country-asian="JP" style:font-style-asian="italic" style:font-style-complex="italic"/>
    </style:style>
    <style:style style:name="P64" style:family="paragraph" style:parent-style-name="Text_20_body" style:list-style-name="L3">
      <style:paragraph-properties fo:margin-top="0in" fo:margin-bottom="0in" style:contextual-spacing="false"/>
      <style:text-properties fo:font-weight="bold" officeooo:rsid="0015f5b1" officeooo:paragraph-rsid="0015f5b1" style:language-asian="ja" style:country-asian="JP" style:font-weight-asian="bold" style:font-weight-complex="bold"/>
    </style:style>
    <style:style style:name="P65" style:family="paragraph" style:parent-style-name="Text_20_body" style:list-style-name="L4">
      <style:paragraph-properties fo:margin-top="0in" fo:margin-bottom="0.0181in" style:contextual-spacing="false"/>
      <style:text-properties officeooo:rsid="0032eb67" officeooo:paragraph-rsid="0032eb67"/>
    </style:style>
    <style:style style:name="T1" style:family="text">
      <style:text-properties officeooo:rsid="0014a519"/>
    </style:style>
    <style:style style:name="T2" style:family="text">
      <style:text-properties style:language-asian="ja" style:country-asian="JP"/>
    </style:style>
    <style:style style:name="T3" style:family="text">
      <style:text-properties officeooo:rsid="0014fd9d" style:language-asian="ja" style:country-asian="JP"/>
    </style:style>
    <style:style style:name="T4" style:family="text">
      <style:text-properties officeooo:rsid="001ce59b" style:language-asian="ja" style:country-asian="JP"/>
    </style:style>
    <style:style style:name="T5" style:family="text">
      <style:text-properties officeooo:rsid="0026a711" style:language-asian="ja" style:country-asian="JP"/>
    </style:style>
    <style:style style:name="T6" style:family="text">
      <style:text-properties officeooo:rsid="00366493" style:language-asian="ja" style:country-asian="JP"/>
    </style:style>
    <style:style style:name="T7" style:family="text">
      <style:text-properties officeooo:rsid="003b0852" style:language-asian="ja" style:country-asian="JP"/>
    </style:style>
    <style:style style:name="T8" style:family="text">
      <style:text-properties officeooo:rsid="0057a4db" style:language-asian="ja" style:country-asian="JP"/>
    </style:style>
    <style:style style:name="T9" style:family="text">
      <style:text-properties officeooo:rsid="00580cf2" style:language-asian="ja" style:country-asian="JP"/>
    </style:style>
    <style:style style:name="T10" style:family="text">
      <style:text-properties officeooo:rsid="006886b9" style:language-asian="ja" style:country-asian="JP"/>
    </style:style>
    <style:style style:name="T11" style:family="text">
      <style:text-properties officeooo:rsid="009bb340" style:language-asian="ja" style:country-asian="JP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145d0" style:font-style-asian="italic" style:font-style-complex="italic"/>
    </style:style>
    <style:style style:name="T14" style:family="text">
      <style:text-properties fo:font-style="italic" style:language-asian="ja" style:country-asian="JP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78ee7b" style:font-weight-asian="normal" style:font-weight-complex="normal"/>
    </style:style>
    <style:style style:name="T17" style:family="text">
      <style:text-properties fo:font-weight="normal" officeooo:rsid="007a425c" style:font-weight-asian="normal" style:font-weight-complex="normal"/>
    </style:style>
    <style:style style:name="T18" style:family="text">
      <style:text-properties fo:font-weight="normal" officeooo:rsid="007b57af" style:font-weight-asian="normal" style:font-weight-complex="normal"/>
    </style:style>
    <style:style style:name="T19" style:family="text">
      <style:text-properties fo:font-weight="normal" officeooo:rsid="007b8597" style:font-weight-asian="normal" style:font-weight-complex="normal"/>
    </style:style>
    <style:style style:name="T20" style:family="text">
      <style:text-properties fo:font-weight="normal" officeooo:rsid="007c9c2d" style:font-weight-asian="normal" style:font-weight-complex="normal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style:language-asian="ja" style:country-asian="JP"/>
    </style:style>
    <style:style style:name="T23" style:family="text">
      <style:text-properties style:font-name="Liberation Mono" officeooo:rsid="0037a5a8" style:language-asian="ja" style:country-asian="JP"/>
    </style:style>
    <style:style style:name="T24" style:family="text">
      <style:text-properties style:font-name="Liberation Mono" fo:font-style="normal" style:font-style-asian="normal" style:font-style-complex="normal"/>
    </style:style>
    <style:style style:name="T25" style:family="text">
      <style:text-properties style:font-name="Liberation Mono" fo:font-style="normal" officeooo:rsid="001ff906" style:font-style-asian="normal" style:font-style-complex="normal"/>
    </style:style>
    <style:style style:name="T26" style:family="text">
      <style:text-properties style:font-name="Liberation Mono" fo:font-style="normal" officeooo:rsid="005f1fe9" style:font-style-asian="normal" style:font-style-complex="normal"/>
    </style:style>
    <style:style style:name="T27" style:family="text">
      <style:text-properties style:font-name="Liberation Mono" fo:font-style="normal" officeooo:rsid="0061a924" style:font-style-asian="normal" style:font-style-complex="normal"/>
    </style:style>
    <style:style style:name="T28" style:family="text">
      <style:text-properties style:font-name="Liberation Mono" fo:font-style="normal" officeooo:rsid="006ad630" style:font-style-asian="normal" style:font-style-complex="normal"/>
    </style:style>
    <style:style style:name="T29" style:family="text">
      <style:text-properties style:font-name="Liberation Mono" fo:font-style="normal" officeooo:rsid="006c7b4a" style:font-style-asian="normal" style:font-style-complex="normal"/>
    </style:style>
    <style:style style:name="T30" style:family="text">
      <style:text-properties style:font-name="Liberation Mono" fo:font-style="normal" officeooo:rsid="008131e5" style:font-style-asian="normal" style:font-style-complex="normal"/>
    </style:style>
    <style:style style:name="T31" style:family="text">
      <style:text-properties style:font-name="Liberation Mono" fo:font-style="normal" officeooo:rsid="0082a784" style:font-style-asian="normal" style:font-style-complex="normal"/>
    </style:style>
    <style:style style:name="T32" style:family="text">
      <style:text-properties style:font-name="Liberation Mono" fo:font-style="normal" officeooo:rsid="008e4515" style:font-style-asian="normal" style:font-style-complex="normal"/>
    </style:style>
    <style:style style:name="T33" style:family="text">
      <style:text-properties style:font-name="Liberation Mono" fo:font-style="normal" officeooo:rsid="00901cd7" style:font-style-asian="normal" style:font-style-complex="normal"/>
    </style:style>
    <style:style style:name="T34" style:family="text">
      <style:text-properties style:font-name="Liberation Mono" fo:font-style="normal" officeooo:rsid="00923632" style:font-style-asian="normal" style:font-style-complex="normal"/>
    </style:style>
    <style:style style:name="T35" style:family="text">
      <style:text-properties style:font-name="Liberation Mono" fo:font-style="normal" officeooo:rsid="00931c9c" style:font-style-asian="normal" style:font-style-complex="normal"/>
    </style:style>
    <style:style style:name="T36" style:family="text">
      <style:text-properties style:font-name="Liberation Mono" fo:font-style="normal" officeooo:rsid="0093c1c2" style:font-style-asian="normal" style:font-style-complex="normal"/>
    </style:style>
    <style:style style:name="T37" style:family="text">
      <style:text-properties style:font-name="Liberation Mono" fo:font-style="normal" officeooo:rsid="0093f409" style:font-style-asian="normal" style:font-style-complex="normal"/>
    </style:style>
    <style:style style:name="T38" style:family="text">
      <style:text-properties style:font-name="Liberation Mono" fo:font-style="normal" officeooo:rsid="00945220" style:font-style-asian="normal" style:font-style-complex="normal"/>
    </style:style>
    <style:style style:name="T39" style:family="text">
      <style:text-properties style:font-name="Liberation Mono" fo:font-style="normal" officeooo:rsid="00998a95" style:font-style-asian="normal" style:font-style-complex="normal"/>
    </style:style>
    <style:style style:name="T40" style:family="text">
      <style:text-properties style:font-name="Liberation Mono" fo:font-style="normal" style:font-name-asian="Liberation Mono" style:language-asian="ja" style:country-asian="JP" style:font-style-asian="normal" style:font-style-complex="normal"/>
    </style:style>
    <style:style style:name="T41" style:family="text">
      <style:text-properties style:font-name="Liberation Mono" fo:font-style="normal" style:language-asian="ja" style:country-asian="JP" style:font-style-asian="normal" style:font-style-complex="normal"/>
    </style:style>
    <style:style style:name="T42" style:family="text">
      <style:text-properties style:font-name="Liberation Mono" fo:font-style="normal" officeooo:rsid="005b7edc" style:language-asian="ja" style:country-asian="JP" style:font-style-asian="normal" style:font-style-complex="normal"/>
    </style:style>
    <style:style style:name="T43" style:family="text">
      <style:text-properties style:font-name="Liberation Mono" fo:font-style="normal" officeooo:rsid="005c75ea" style:language-asian="ja" style:country-asian="JP" style:font-style-asian="normal" style:font-style-complex="normal"/>
    </style:style>
    <style:style style:name="T44" style:family="text">
      <style:text-properties style:font-name="Liberation Mono" fo:font-style="normal" officeooo:rsid="006701f3" style:language-asian="ja" style:country-asian="JP" style:font-style-asian="normal" style:font-style-complex="normal"/>
    </style:style>
    <style:style style:name="T45" style:family="text">
      <style:text-properties style:font-name="Liberation Mono" fo:font-style="normal" officeooo:rsid="007f3eb1" style:language-asian="ja" style:country-asian="JP" style:font-style-asian="normal" style:font-style-complex="normal"/>
    </style:style>
    <style:style style:name="T46" style:family="text">
      <style:text-properties style:font-name="Liberation Mono" fo:font-style="normal" officeooo:rsid="00804ea1" style:language-asian="ja" style:country-asian="JP" style:font-style-asian="normal" style:font-style-complex="normal"/>
    </style:style>
    <style:style style:name="T47" style:family="text">
      <style:text-properties style:font-name="Liberation Mono" fo:font-weight="normal" style:font-weight-asian="normal" style:font-weight-complex="normal"/>
    </style:style>
    <style:style style:name="T48" style:family="text">
      <style:text-properties style:font-name="Liberation Mono" officeooo:rsid="0037a5a8"/>
    </style:style>
    <style:style style:name="T49" style:family="text">
      <style:text-properties style:font-name="Liberation Mono" officeooo:rsid="00560d14"/>
    </style:style>
    <style:style style:name="T50" style:family="text">
      <style:text-properties style:font-name="Liberation Mono" officeooo:rsid="00567084"/>
    </style:style>
    <style:style style:name="T51" style:family="text">
      <style:text-properties style:font-name="Liberation Mono" officeooo:rsid="00848c81"/>
    </style:style>
    <style:style style:name="T52" style:family="text">
      <style:text-properties style:font-name="Liberation Mono" officeooo:rsid="00857cb5"/>
    </style:style>
    <style:style style:name="T53" style:family="text">
      <style:text-properties style:font-name="Liberation Mono" officeooo:rsid="00843ce7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1d99d2" style:font-style-asian="normal" style:font-style-complex="normal"/>
    </style:style>
    <style:style style:name="T56" style:family="text">
      <style:text-properties fo:font-style="normal" officeooo:rsid="001ff906" style:font-style-asian="normal" style:font-style-complex="normal"/>
    </style:style>
    <style:style style:name="T57" style:family="text">
      <style:text-properties fo:font-style="normal" officeooo:rsid="0014a519" style:font-style-asian="normal" style:font-style-complex="normal"/>
    </style:style>
    <style:style style:name="T58" style:family="text">
      <style:text-properties fo:font-style="normal" officeooo:rsid="002852dd" style:font-style-asian="normal" style:font-style-complex="normal"/>
    </style:style>
    <style:style style:name="T59" style:family="text">
      <style:text-properties fo:font-style="normal" officeooo:rsid="0061a924" style:font-style-asian="normal" style:font-style-complex="normal"/>
    </style:style>
    <style:style style:name="T60" style:family="text">
      <style:text-properties fo:font-style="normal" officeooo:rsid="008131e5" style:font-style-asian="normal" style:font-style-complex="normal"/>
    </style:style>
    <style:style style:name="T61" style:family="text">
      <style:text-properties fo:font-style="normal" officeooo:rsid="00817871" style:font-style-asian="normal" style:font-style-complex="normal"/>
    </style:style>
    <style:style style:name="T62" style:family="text">
      <style:text-properties fo:font-style="normal" officeooo:rsid="008d10dd" style:font-style-asian="normal" style:font-style-complex="normal"/>
    </style:style>
    <style:style style:name="T63" style:family="text">
      <style:text-properties fo:font-style="normal" officeooo:rsid="008e907f" style:font-style-asian="normal" style:font-style-complex="normal"/>
    </style:style>
    <style:style style:name="T64" style:family="text">
      <style:text-properties fo:font-style="normal" officeooo:rsid="00973747" style:font-style-asian="normal" style:font-style-complex="normal"/>
    </style:style>
    <style:style style:name="T65" style:family="text">
      <style:text-properties fo:font-style="normal" style:language-asian="ja" style:country-asian="JP" style:font-style-asian="normal" style:font-style-complex="normal"/>
    </style:style>
    <style:style style:name="T66" style:family="text">
      <style:text-properties fo:font-style="normal" officeooo:rsid="00805286" style:language-asian="ja" style:country-asian="JP" style:font-style-asian="normal" style:font-style-complex="normal"/>
    </style:style>
    <style:style style:name="T67" style:family="text">
      <style:text-properties fo:font-style="normal" fo:font-weight="normal" officeooo:rsid="0072559b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76b07c" style:font-style-asian="normal" style:font-weight-asian="normal" style:font-style-complex="normal" style:font-weight-complex="normal"/>
    </style:style>
    <style:style style:name="T69" style:family="text">
      <style:text-properties fo:color="#ff0000" loext:opacity="100%" fo:font-weight="bold" style:font-weight-asian="bold" style:font-weight-complex="bold"/>
    </style:style>
    <style:style style:name="T70" style:family="text">
      <style:text-properties fo:color="#ff0000" loext:opacity="100%" fo:font-weight="bold" officeooo:rsid="003b0852" style:language-asian="ja" style:country-asian="JP" style:font-weight-asian="bold" style:font-weight-complex="bold"/>
    </style:style>
    <style:style style:name="T71" style:family="text">
      <style:text-properties fo:color="#ff0000" loext:opacity="100%" style:font-name="Liberation Mono"/>
    </style:style>
    <style:style style:name="T72" style:family="text">
      <style:text-properties fo:color="#ff0000" loext:opacity="100%" style:font-name="Liberation Mono" fo:font-style="normal" style:font-style-asian="normal" style:font-style-complex="normal"/>
    </style:style>
    <style:style style:name="T73" style:family="text">
      <style:text-properties fo:color="#ff0000" loext:opacity="100%" style:font-name="Liberation Mono" fo:font-style="normal" officeooo:rsid="001ead2a" style:font-style-asian="normal" style:font-style-complex="normal"/>
    </style:style>
    <style:style style:name="T74" style:family="text">
      <style:text-properties fo:color="#ff0000" loext:opacity="100%" style:font-name="Liberation Mono" fo:font-weight="normal" style:font-weight-asian="normal" style:font-weight-complex="normal"/>
    </style:style>
    <style:style style:name="T75" style:family="text">
      <style:text-properties fo:color="#ff0000" loext:opacity="100%" style:font-name="Liberation Mono" officeooo:rsid="0037a5a8" style:language-asian="ja" style:country-asian="JP"/>
    </style:style>
    <style:style style:name="T76" style:family="text">
      <style:text-properties fo:color="#ff0000" loext:opacity="100%" style:font-name="Liberation Mono" officeooo:rsid="003d427f"/>
    </style:style>
    <style:style style:name="T77" style:family="text">
      <style:text-properties fo:color="#ff0000" loext:opacity="100%" style:font-name="Liberation Mono" officeooo:rsid="003daeb1"/>
    </style:style>
    <style:style style:name="T78" style:family="text">
      <style:text-properties fo:color="#ff0000" loext:opacity="100%" style:font-name="Liberation Mono" officeooo:rsid="003e16bc"/>
    </style:style>
    <style:style style:name="T79" style:family="text">
      <style:text-properties fo:color="#ff0000" loext:opacity="100%" style:font-name="Liberation Mono" officeooo:rsid="003ed993"/>
    </style:style>
    <style:style style:name="T80" style:family="text">
      <style:text-properties fo:color="#ff0000" loext:opacity="100%" style:font-name="Liberation Mono" officeooo:rsid="003f4fb7"/>
    </style:style>
    <style:style style:name="T81" style:family="text">
      <style:text-properties fo:color="#ff0000" loext:opacity="100%" style:font-name="Liberation Mono" officeooo:rsid="004022f5"/>
    </style:style>
    <style:style style:name="T82" style:family="text">
      <style:text-properties fo:color="#ff0000" loext:opacity="100%" style:font-name="Liberation Mono" officeooo:rsid="0040c11b"/>
    </style:style>
    <style:style style:name="T83" style:family="text">
      <style:text-properties fo:color="#ff0000" loext:opacity="100%" officeooo:rsid="003b0852" style:language-asian="ja" style:country-asian="JP"/>
    </style:style>
    <style:style style:name="T84" style:family="text">
      <style:text-properties fo:color="#2a6099" loext:opacity="100%" fo:font-weight="bold" style:font-weight-asian="bold" style:font-weight-complex="bold"/>
    </style:style>
    <style:style style:name="T85" style:family="text">
      <style:text-properties fo:color="#2a6099" loext:opacity="100%" fo:font-weight="bold" officeooo:rsid="0014a519" style:font-weight-asian="bold" style:font-weight-complex="bold"/>
    </style:style>
    <style:style style:name="T86" style:family="text">
      <style:text-properties fo:color="#2a6099" loext:opacity="100%" fo:font-weight="bold" officeooo:rsid="003b0852" style:language-asian="ja" style:country-asian="JP" style:font-weight-asian="bold" style:font-weight-complex="bold"/>
    </style:style>
    <style:style style:name="T87" style:family="text">
      <style:text-properties fo:color="#2a6099" loext:opacity="100%" style:font-name="Liberation Mono"/>
    </style:style>
    <style:style style:name="T88" style:family="text">
      <style:text-properties fo:color="#2a6099" loext:opacity="100%" style:font-name="Liberation Mono" fo:font-style="normal" style:font-style-asian="normal" style:font-style-complex="normal"/>
    </style:style>
    <style:style style:name="T89" style:family="text">
      <style:text-properties fo:color="#2a6099" loext:opacity="100%" style:font-name="Liberation Mono" fo:font-style="normal" officeooo:rsid="001ff906" style:font-style-asian="normal" style:font-style-complex="normal"/>
    </style:style>
    <style:style style:name="T90" style:family="text">
      <style:text-properties fo:color="#2a6099" loext:opacity="100%" style:font-name="Liberation Mono" fo:font-style="normal" officeooo:rsid="0014a519" style:font-style-asian="normal" style:font-style-complex="normal"/>
    </style:style>
    <style:style style:name="T91" style:family="text">
      <style:text-properties fo:color="#2a6099" loext:opacity="100%" style:font-name="Liberation Mono" fo:font-style="normal" fo:font-weight="normal" officeooo:rsid="0076b07c" style:font-style-asian="normal" style:font-weight-asian="normal" style:font-style-complex="normal" style:font-weight-complex="normal"/>
    </style:style>
    <style:style style:name="T92" style:family="text">
      <style:text-properties fo:color="#2a6099" loext:opacity="100%" style:font-name="Liberation Mono" fo:font-style="normal" fo:font-weight="normal" officeooo:rsid="00773c38" style:font-style-asian="normal" style:font-weight-asian="normal" style:font-style-complex="normal" style:font-weight-complex="normal"/>
    </style:style>
    <style:style style:name="T93" style:family="text">
      <style:text-properties fo:color="#2a6099" loext:opacity="100%" style:font-name="Liberation Mono" fo:font-style="normal" fo:font-weight="normal" officeooo:rsid="007987bc" style:font-style-asian="normal" style:font-weight-asian="normal" style:font-style-complex="normal" style:font-weight-complex="normal"/>
    </style:style>
    <style:style style:name="T94" style:family="text">
      <style:text-properties fo:color="#2a6099" loext:opacity="100%" style:font-name="Liberation Mono" fo:font-style="normal" fo:font-weight="normal" officeooo:rsid="007995a6" style:font-style-asian="normal" style:font-weight-asian="normal" style:font-style-complex="normal" style:font-weight-complex="normal"/>
    </style:style>
    <style:style style:name="T95" style:family="text">
      <style:text-properties fo:color="#2a6099" loext:opacity="100%" style:font-name="Liberation Mono" fo:font-style="normal" fo:font-weight="normal" officeooo:rsid="007a9910" style:font-style-asian="normal" style:font-weight-asian="normal" style:font-style-complex="normal" style:font-weight-complex="normal"/>
    </style:style>
    <style:style style:name="T96" style:family="text">
      <style:text-properties fo:color="#2a6099" loext:opacity="100%" style:font-name="Liberation Mono" fo:font-style="normal" fo:font-weight="normal" officeooo:rsid="007bbac2" style:font-style-asian="normal" style:font-weight-asian="normal" style:font-style-complex="normal" style:font-weight-complex="normal"/>
    </style:style>
    <style:style style:name="T97" style:family="text">
      <style:text-properties fo:color="#2a6099" loext:opacity="100%" style:font-name="Liberation Mono" fo:font-style="normal" fo:font-weight="normal" officeooo:rsid="007d0e5a" style:font-style-asian="normal" style:font-weight-asian="normal" style:font-style-complex="normal" style:font-weight-complex="normal"/>
    </style:style>
    <style:style style:name="T98" style:family="text">
      <style:text-properties fo:color="#2a6099" loext:opacity="100%" style:font-name="Liberation Mono" fo:font-weight="normal" style:font-weight-asian="normal" style:font-weight-complex="normal"/>
    </style:style>
    <style:style style:name="T99" style:family="text">
      <style:text-properties fo:color="#2a6099" loext:opacity="100%" style:font-name="Liberation Mono" officeooo:rsid="0037a5a8" style:language-asian="ja" style:country-asian="JP"/>
    </style:style>
    <style:style style:name="T100" style:family="text">
      <style:text-properties fo:color="#2a6099" loext:opacity="100%" style:font-name="Liberation Mono" officeooo:rsid="003d427f"/>
    </style:style>
    <style:style style:name="T101" style:family="text">
      <style:text-properties fo:color="#2a6099" loext:opacity="100%" style:font-name="Liberation Mono" officeooo:rsid="0041c430"/>
    </style:style>
    <style:style style:name="T102" style:family="text">
      <style:text-properties fo:color="#2a6099" loext:opacity="100%" style:font-name="Liberation Mono" officeooo:rsid="0043663f"/>
    </style:style>
    <style:style style:name="T103" style:family="text">
      <style:text-properties fo:color="#2a6099" loext:opacity="100%" style:font-name="Liberation Mono" officeooo:rsid="00439c6a"/>
    </style:style>
    <style:style style:name="T104" style:family="text">
      <style:text-properties fo:color="#2a6099" loext:opacity="100%" officeooo:rsid="003b0852" style:language-asian="ja" style:country-asian="JP"/>
    </style:style>
    <style:style style:name="T105" style:family="text">
      <style:text-properties fo:color="#00a933" loext:opacity="100%"/>
    </style:style>
    <style:style style:name="T106" style:family="text">
      <style:text-properties fo:color="#00a933" loext:opacity="100%" fo:font-weight="bold" style:font-weight-asian="bold" style:font-weight-complex="bold"/>
    </style:style>
    <style:style style:name="T107" style:family="text">
      <style:text-properties fo:color="#00a933" loext:opacity="100%" fo:font-weight="bold" officeooo:rsid="0014a519" style:font-weight-asian="bold" style:font-weight-complex="bold"/>
    </style:style>
    <style:style style:name="T108" style:family="text">
      <style:text-properties fo:color="#00a933" loext:opacity="100%" fo:font-weight="bold" officeooo:rsid="003b0852" style:language-asian="ja" style:country-asian="JP" style:font-weight-asian="bold" style:font-weight-complex="bold"/>
    </style:style>
    <style:style style:name="T109" style:family="text">
      <style:text-properties fo:color="#00a933" loext:opacity="100%" style:font-name="Liberation Mono"/>
    </style:style>
    <style:style style:name="T110" style:family="text">
      <style:text-properties fo:color="#00a933" loext:opacity="100%" style:font-name="Liberation Mono" fo:font-style="normal" style:font-style-asian="normal" style:font-style-complex="normal"/>
    </style:style>
    <style:style style:name="T111" style:family="text">
      <style:text-properties fo:color="#00a933" loext:opacity="100%" style:font-name="Liberation Mono" fo:font-style="normal" officeooo:rsid="001ff906" style:font-style-asian="normal" style:font-style-complex="normal"/>
    </style:style>
    <style:style style:name="T112" style:family="text">
      <style:text-properties fo:color="#00a933" loext:opacity="100%" style:font-name="Liberation Mono" fo:font-style="normal" officeooo:rsid="00204870" style:font-style-asian="normal" style:font-style-complex="normal"/>
    </style:style>
    <style:style style:name="T113" style:family="text">
      <style:text-properties fo:color="#00a933" loext:opacity="100%" style:font-name="Liberation Mono" fo:font-style="normal" officeooo:rsid="0014a519" style:font-style-asian="normal" style:font-style-complex="normal"/>
    </style:style>
    <style:style style:name="T114" style:family="text">
      <style:text-properties fo:color="#00a933" loext:opacity="100%" style:font-name="Liberation Mono" fo:font-style="normal" fo:background-color="transparent" loext:char-shading-value="0" style:font-style-asian="normal" style:font-style-complex="normal"/>
    </style:style>
    <style:style style:name="T115" style:family="text">
      <style:text-properties fo:color="#00a933" loext:opacity="100%" style:font-name="Liberation Mono" fo:font-style="normal" fo:font-weight="normal" officeooo:rsid="0072559b" style:font-style-asian="normal" style:font-weight-asian="normal" style:font-style-complex="normal" style:font-weight-complex="normal"/>
    </style:style>
    <style:style style:name="T116" style:family="text">
      <style:text-properties fo:color="#00a933" loext:opacity="100%" style:font-name="Liberation Mono" fo:font-style="normal" fo:font-weight="normal" officeooo:rsid="00773c38" style:font-style-asian="normal" style:font-weight-asian="normal" style:font-style-complex="normal" style:font-weight-complex="normal"/>
    </style:style>
    <style:style style:name="T117" style:family="text">
      <style:text-properties fo:color="#00a933" loext:opacity="100%" style:font-name="Liberation Mono" fo:font-style="normal" fo:font-weight="normal" officeooo:rsid="007987bc" style:font-style-asian="normal" style:font-weight-asian="normal" style:font-style-complex="normal" style:font-weight-complex="normal"/>
    </style:style>
    <style:style style:name="T118" style:family="text">
      <style:text-properties fo:color="#00a933" loext:opacity="100%" style:font-name="Liberation Mono" fo:font-style="normal" fo:font-weight="normal" officeooo:rsid="007995a6" style:font-style-asian="normal" style:font-weight-asian="normal" style:font-style-complex="normal" style:font-weight-complex="normal"/>
    </style:style>
    <style:style style:name="T119" style:family="text">
      <style:text-properties fo:color="#00a933" loext:opacity="100%" style:font-name="Liberation Mono" fo:font-style="normal" fo:font-weight="normal" officeooo:rsid="007a9910" style:font-style-asian="normal" style:font-weight-asian="normal" style:font-style-complex="normal" style:font-weight-complex="normal"/>
    </style:style>
    <style:style style:name="T120" style:family="text">
      <style:text-properties fo:color="#00a933" loext:opacity="100%" style:font-name="Liberation Mono" fo:font-style="normal" fo:font-weight="normal" officeooo:rsid="007bbac2" style:font-style-asian="normal" style:font-weight-asian="normal" style:font-style-complex="normal" style:font-weight-complex="normal"/>
    </style:style>
    <style:style style:name="T121" style:family="text">
      <style:text-properties fo:color="#00a933" loext:opacity="100%" style:font-name="Liberation Mono" fo:font-style="normal" fo:font-weight="normal" officeooo:rsid="007d0e5a" style:font-style-asian="normal" style:font-weight-asian="normal" style:font-style-complex="normal" style:font-weight-complex="normal"/>
    </style:style>
    <style:style style:name="T122" style:family="text">
      <style:text-properties fo:color="#00a933" loext:opacity="100%" style:font-name="Liberation Mono" fo:font-weight="normal" style:font-weight-asian="normal" style:font-weight-complex="normal"/>
    </style:style>
    <style:style style:name="T123" style:family="text">
      <style:text-properties fo:color="#00a933" loext:opacity="100%" style:font-name="Liberation Mono" officeooo:rsid="0038bd67" style:language-asian="ja" style:country-asian="JP"/>
    </style:style>
    <style:style style:name="T124" style:family="text">
      <style:text-properties fo:color="#00a933" loext:opacity="100%" style:font-name="Liberation Mono" officeooo:rsid="003d427f"/>
    </style:style>
    <style:style style:name="T125" style:family="text">
      <style:text-properties fo:color="#00a933" loext:opacity="100%" style:font-name="Liberation Mono" officeooo:rsid="0044b668"/>
    </style:style>
    <style:style style:name="T126" style:family="text">
      <style:text-properties fo:color="#00a933" loext:opacity="100%" style:font-name="Liberation Mono" officeooo:rsid="0045edda"/>
    </style:style>
    <style:style style:name="T127" style:family="text">
      <style:text-properties fo:color="#00a933" loext:opacity="100%" style:font-name="Liberation Mono" officeooo:rsid="00465715"/>
    </style:style>
    <style:style style:name="T128" style:family="text">
      <style:text-properties fo:color="#00a933" loext:opacity="100%" style:font-name="Liberation Mono" officeooo:rsid="0046c313"/>
    </style:style>
    <style:style style:name="T129" style:family="text">
      <style:text-properties fo:color="#00a933" loext:opacity="100%" style:font-name="Liberation Mono" officeooo:rsid="00471d14"/>
    </style:style>
    <style:style style:name="T130" style:family="text">
      <style:text-properties fo:color="#00a933" loext:opacity="100%" style:font-name="Liberation Mono" officeooo:rsid="0049bf75"/>
    </style:style>
    <style:style style:name="T131" style:family="text">
      <style:text-properties fo:color="#00a933" loext:opacity="100%" officeooo:rsid="0014a519"/>
    </style:style>
    <style:style style:name="T132" style:family="text">
      <style:text-properties officeooo:rsid="001a709e"/>
    </style:style>
    <style:style style:name="T133" style:family="text">
      <style:text-properties officeooo:rsid="001b48c9"/>
    </style:style>
    <style:style style:name="T134" style:family="text">
      <style:text-properties style:text-position="super 58%"/>
    </style:style>
    <style:style style:name="T135" style:family="text">
      <style:text-properties style:text-position="super 58%" fo:font-style="normal" style:font-style-asian="normal" style:font-style-complex="normal"/>
    </style:style>
    <style:style style:name="T136" style:family="text">
      <style:text-properties style:use-window-font-color="true" loext:opacity="0%" style:font-name="Liberation Mono" fo:font-style="normal" style:font-style-asian="normal" style:font-style-complex="normal"/>
    </style:style>
    <style:style style:name="T137" style:family="text">
      <style:text-properties style:use-window-font-color="true" loext:opacity="0%" style:font-name="Liberation Mono" officeooo:rsid="0041c430"/>
    </style:style>
    <style:style style:name="T138" style:family="text">
      <style:text-properties style:use-window-font-color="true" loext:opacity="0%" fo:font-weight="normal" style:font-weight-asian="normal" style:font-weight-complex="normal"/>
    </style:style>
    <style:style style:name="T139" style:family="text">
      <style:text-properties style:use-window-font-color="true" loext:opacity="0%" fo:font-weight="normal" officeooo:rsid="0014a519" style:font-weight-asian="normal" style:font-weight-complex="normal"/>
    </style:style>
    <style:style style:name="T140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141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style:use-window-font-color="true" loext:opacity="0%" fo:font-style="italic" fo:font-weight="normal" officeooo:rsid="0014a519" style:font-style-asian="italic" style:font-weight-asian="normal" style:font-style-complex="italic" style:font-weight-complex="normal"/>
    </style:style>
    <style:style style:name="T143" style:family="text">
      <style:text-properties officeooo:rsid="00567084"/>
    </style:style>
    <style:style style:name="T144" style:family="text">
      <style:text-properties style:font-name="Liberation Serif"/>
    </style:style>
    <style:style style:name="T145" style:family="text">
      <style:text-properties style:font-name="Liberation Serif" fo:font-style="normal" style:language-asian="ja" style:country-asian="JP" style:font-style-asian="normal" style:font-style-complex="normal"/>
    </style:style>
    <style:style style:name="T146" style:family="text">
      <style:text-properties style:font-name="Liberation Serif" fo:font-style="normal" officeooo:rsid="005b7edc" style:language-asian="ja" style:country-asian="JP" style:font-style-asian="normal" style:font-style-complex="normal"/>
    </style:style>
    <style:style style:name="T147" style:family="text">
      <style:text-properties style:font-name="Liberation Serif" fo:font-style="normal" officeooo:rsid="005c75ea" style:language-asian="ja" style:country-asian="JP" style:font-style-asian="normal" style:font-style-complex="normal"/>
    </style:style>
    <style:style style:name="T148" style:family="text">
      <style:text-properties style:font-name="Liberation Serif" fo:font-style="normal" officeooo:rsid="007f3eb1" style:language-asian="ja" style:country-asian="JP" style:font-style-asian="normal" style:font-style-complex="normal"/>
    </style:style>
    <style:style style:name="T149" style:family="text">
      <style:text-properties style:font-name="Liberation Serif" fo:font-style="normal" style:font-style-asian="normal" style:font-style-complex="normal"/>
    </style:style>
    <style:style style:name="T150" style:family="text">
      <style:text-properties style:font-name="Liberation Serif" fo:font-style="normal" officeooo:rsid="005f1fe9" style:font-style-asian="normal" style:font-style-complex="normal"/>
    </style:style>
    <style:style style:name="T151" style:family="text">
      <style:text-properties style:font-name="Liberation Serif" fo:font-style="normal" officeooo:rsid="00923632" style:font-style-asian="normal" style:font-style-complex="normal"/>
    </style:style>
    <style:style style:name="T152" style:family="text">
      <style:text-properties style:font-name="Liberation Serif" fo:font-style="normal" officeooo:rsid="00973747" style:font-style-asian="normal" style:font-style-complex="normal"/>
    </style:style>
    <style:style style:name="T153" style:family="text">
      <style:text-properties style:font-name="Liberation Serif" fo:font-style="normal" officeooo:rsid="00981e76" style:font-style-asian="normal" style:font-style-complex="normal"/>
    </style:style>
    <style:style style:name="T154" style:family="text">
      <style:text-properties style:font-name="Liberation Serif" fo:font-style="normal" officeooo:rsid="008e4515" style:font-style-asian="normal" style:font-style-complex="normal"/>
    </style:style>
    <style:style style:name="T155" style:family="text">
      <style:text-properties style:font-name="Liberation Serif" fo:font-style="italic" style:language-asian="ja" style:country-asian="JP" style:font-style-asian="italic" style:font-style-complex="italic"/>
    </style:style>
    <style:style style:name="T156" style:family="text">
      <style:text-properties style:font-name="Liberation Serif" fo:font-style="italic" officeooo:rsid="005c75ea" style:language-asian="ja" style:country-asian="JP" style:font-style-asian="italic" style:font-style-complex="italic"/>
    </style:style>
    <style:style style:name="T157" style:family="text">
      <style:text-properties style:font-name="Liberation Serif" fo:font-style="italic" officeooo:rsid="00923632" style:font-style-asian="italic" style:font-style-complex="italic"/>
    </style:style>
    <style:style style:name="T158" style:family="text">
      <style:text-properties style:font-name="Liberation Serif" fo:font-style="italic" officeooo:rsid="008e4515" style:font-style-asian="italic" style:font-style-complex="italic"/>
    </style:style>
    <style:style style:name="T159" style:family="text">
      <style:text-properties style:font-name="Liberation Serif" officeooo:rsid="00857cb5"/>
    </style:style>
    <style:style style:name="T160" style:family="text">
      <style:text-properties officeooo:rsid="00848c81"/>
    </style:style>
    <style:style style:name="T161" style:family="text">
      <style:text-properties officeooo:rsid="00857cb5"/>
    </style:style>
    <style:style style:name="T162" style:family="text">
      <style:text-properties officeooo:rsid="0085cc6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cripted item pickups</text:h>
      <text:p text:style-name="P3"><text:span text:style-name="T2">The values are all 32-bit. The value that controls the amount of the item acquired seems to always be 8 bytes after the ID.</text:span></text:p>
      <text:h text:style-name="P8" text:outline-level="2">Locations of some scripted item pickups</text:h>
      <text:list text:style-name="L1">
        <text:list-item>
          <text:p text:style-name="P17"><text:span text:style-name="T14">Farebury Region</text:span><text:span text:style-name="T65">, tool bag: </text:span><text:span text:style-name="T66">field</text:span><text:span text:style-name="T65">.stb @ </text:span><text:span text:style-name="T41">0x</text:span><text:span text:style-name="T45">8491C</text:span><text:span text:style-name="T145"> </text:span><text:span text:style-name="T148">(item), </text:span><text:span text:style-name="T45">0x</text:span><text:span text:style-name="T46">84AE4</text:span><text:span text:style-name="T148"> (name)</text:span></text:p>
        </text:list-item>
        <text:list-item>
          <text:p text:style-name="P18"><text:span text:style-name="T14">Waterfall Cave</text:span><text:span text:style-name="T65">, crystal ball: d01i04.stb @ </text:span><text:span text:style-name="T41">0x</text:span><text:span text:style-name="T42">48074</text:span><text:span text:style-name="T146"> </text:span><text:span text:style-name="T147">(item)</text:span><text:span text:style-name="T146">, </text:span><text:span text:style-name="T43">0x48164</text:span><text:span text:style-name="T147"> (name)</text:span></text:p>
        </text:list-item>
        <text:list-item>
          <text:p text:style-name="P19"><text:span text:style-name="T156">A</text:span><text:span text:style-name="T155">lexandria</text:span><text:span text:style-name="T145">, Jessica’s letter: m02i05.stb @ </text:span><text:span text:style-name="T41">0x5A200</text:span></text:p>
        </text:list-item>
        <text:list-item>
          <text:p text:style-name="P20"><text:span text:style-name="T14">Alexandria</text:span><text:span text:style-name="T65">, Alistair’s armour: m02i05.stb @ </text:span><text:span text:style-name="T40">0x6ED8C</text:span></text:p>
        </text:list-item>
        <text:list-item>
          <text:p text:style-name="P21"><text:span text:style-name="T14">Tower of Alexandra</text:span><text:span text:style-name="T65">, Kran spinels: t01i07.stb @ </text:span><text:span text:style-name="T41">0x</text:span><text:span text:style-name="T44">67C74</text:span></text:p>
        </text:list-item>
        <text:list-item>
          <text:p text:style-name="P22"><text:span text:style-name="T14">Peregrin Quay</text:span><text:span text:style-name="T2">, </text:span><text:span text:style-name="T5">i</text:span><text:span text:style-name="T2">ron nail: s01i01.stb @ </text:span><text:span text:style-name="T22">0x68D28</text:span></text:p>
        </text:list-item>
        <text:list-item>
          <text:p text:style-name="P23"><text:span text:style-name="T12">Maella Abbey</text:span><text:span text:style-name="T54">, Templar’s ring: </text:span><text:span text:style-name="T60">m06</text:span><text:span text:style-name="T54">.stb @ </text:span><text:span text:style-name="T24">0x</text:span><text:span text:style-name="T30">59D70</text:span></text:p>
        </text:list-item>
        <text:list-item>
          <text:p text:style-name="P25"><text:span text:style-name="T12">Hilltop Hut</text:span><text:span text:style-name="T54">, slime crown: s13i02.stb @ </text:span><text:span text:style-name="T24">0x6591C</text:span></text:p>
        </text:list-item>
        <text:list-item>
          <text:p text:style-name="P26"><text:span text:style-name="T12">Mole Hole</text:span><text:span text:style-name="T54">, moonshadow harp: d09.stb @ </text:span><text:span text:style-name="T24">0x</text:span><text:span text:style-name="T26">617D8</text:span><text:span text:style-name="T149"> </text:span><text:span text:style-name="T150">(item), </text:span><text:span text:style-name="T26">0x5E6E0</text:span><text:span text:style-name="T150"> (name)</text:span></text:p>
        </text:list-item>
        <text:list-item>
          <text:p text:style-name="P27"><text:span text:style-name="T12">Kingdom of Argonia</text:span><text:span text:style-name="T54">, lizard humour: </text:span><text:span text:style-name="T59">field_Jscenario</text:span><text:span text:style-name="T54">.stb @ </text:span><text:span text:style-name="T24">0x</text:span><text:span text:style-name="T27">31650</text:span></text:p>
        </text:list-item>
        <text:list-item>
          <text:p text:style-name="P28"><text:span text:style-name="T12">Argonia</text:span><text:span text:style-name="T54">, magic mirror: c03i03.stb @ </text:span><text:span text:style-name="T24">0x5A9E4</text:span><text:span text:style-name="T54"> (item), </text:span><text:span text:style-name="T24">0x5AEB8</text:span><text:span text:style-name="T54"> (name)</text:span></text:p>
        </text:list-item>
        <text:list-item>
          <text:p text:style-name="P29"><text:span text:style-name="T12">Arcadia</text:span><text:span text:style-name="T54">, stone sword: m08i</text:span><text:span text:style-name="T61">13</text:span><text:span text:style-name="T54">.stb @ </text:span><text:span text:style-name="T24">0x</text:span><text:span text:style-name="T31">58080</text:span></text:p>
        </text:list-item>
        <text:list-item>
          <text:p text:style-name="P30"><text:span text:style-name="T12">Arcadia</text:span><text:span text:style-name="T54">, “The Big Book of Barriers”: m08i07.stb @ </text:span><text:span text:style-name="T24">0x</text:span><text:span text:style-name="T28">75A48</text:span></text:p>
        </text:list-item>
        <text:list-item>
          <text:p text:style-name="P31"><text:span text:style-name="T12">Marta’s Cottage</text:span><text:span text:style-name="T54">, Marta’s bag: s14.stb @ </text:span><text:span text:style-name="T24">0x</text:span><text:span text:style-name="T29">794A8</text:span></text:p>
        </text:list-item>
        <text:list-item>
          <text:p text:style-name="P32"><text:span text:style-name="T12">Marta’s Cottage</text:span><text:span text:style-name="T54">, nook grass: s14.stb @ </text:span><text:span text:style-name="T24">0x78074</text:span></text:p>
        </text:list-item>
        <text:list-item>
          <text:p text:style-name="P35"><text:span text:style-name="T12">Neos</text:span><text:span text:style-name="T54">, Templar Captain’s ring: x06.stb @ </text:span><text:span text:style-name="T24">0x79574</text:span></text:p>
        </text:list-item>
        <text:list-item>
          <text:p text:style-name="P25"><text:span text:style-name="T12">Red’s Den</text:span><text:span text:style-name="T54">, flail of fury: s05i01.stb @ </text:span><text:span text:style-name="T24">0x828D8</text:span></text:p>
        </text:list-item>
        <text:list-item>
          <text:p text:style-name="P33"><text:span text:style-name="T12">Trolls’ Maze</text:span>, seed of strength/life: s51.stb @ <text:span text:style-name="T21">0x66BF0</text:span>, <text:span text:style-name="T21">0x66C5C</text:span></text:p>
        </text:list-item>
        <text:list-item>
          <text:p text:style-name="P36"><text:span text:style-name="T12">Isolated Plateau</text:span>, echo flute: <text:span text:style-name="T160">field_Qscenario</text:span>.stb @ <text:span text:style-name="T21">0x</text:span><text:span text:style-name="T51">48E20</text:span></text:p>
        </text:list-item>
        <text:list-item>
          <text:p text:style-name="P37"><text:span text:style-name="T12">Isolated</text:span> <text:span text:style-name="T12">Plateau</text:span>, Godbird sceptre: <text:span text:style-name="T161">field_Qscenario</text:span>.stb</text:p>
          <text:list>
            <text:list-item>
              <text:p text:style-name="P38"><text:span text:style-name="T162">Hero </text:span>@ <text:span text:style-name="T21">0x</text:span><text:span text:style-name="T52">475E4</text:span></text:p>
            </text:list-item>
            <text:list-item>
              <text:p text:style-name="P39"><text:span text:style-name="T159">Y</text:span><text:span text:style-name="T144">angus @ </text:span><text:span text:style-name="T21">0x4765C</text:span></text:p>
            </text:list-item>
            <text:list-item>
              <text:p text:style-name="P39">Jessica @ <text:span text:style-name="T21">0x476E0</text:span></text:p>
            </text:list-item>
            <text:list-item>
              <text:p text:style-name="P39">Angelo @ <text:span text:style-name="T21">0x47764</text:span></text:p>
            </text:list-item>
            <text:list-item>
              <text:p text:style-name="P40">Red @ <text:span text:style-name="T21">0x477E8</text:span></text:p>
            </text:list-item>
            <text:list-item>
              <text:p text:style-name="P41">Morrie @ <text:span text:style-name="T21">0x4786C</text:span></text:p>
            </text:list-item>
          </text:list>
        </text:list-item>
        <text:list-item>
          <text:p text:style-name="P24"><text:soft-page-break/><text:span text:style-name="T12">Dragovian Sanctuary</text:span><text:span text:style-name="T54">, Argon ring: </text:span><text:span text:style-name="T62">m11i01</text:span><text:span text:style-name="T54">.stb @ </text:span><text:span text:style-name="T24">0x</text:span><text:span text:style-name="T32">8776C</text:span></text:p>
        </text:list-item>
        <text:list-item>
          <text:p text:style-name="P42"><text:span text:style-name="T158">Heavenly Dais</text:span><text:span text:style-name="T154">, Dragovian </text:span><text:span text:style-name="T153">sword</text:span><text:span text:style-name="T154">: d12i02.stb @ </text:span><text:span text:style-name="T32">0x</text:span><text:span text:style-name="T39">71174</text:span><text:span text:style-name="T154"> </text:span><text:span text:style-name="T151">(item), </text:span><text:span text:style-name="T34">0x</text:span><text:span text:style-name="T39">711BC</text:span><text:span text:style-name="T151"> (name)</text:span></text:p>
        </text:list-item>
        <text:list-item>
          <text:p text:style-name="P43"><text:span text:style-name="T12">Heavenly Dais</text:span><text:span text:style-name="T54">, Dragovian </text:span><text:span text:style-name="T151">armour</text:span><text:span text:style-name="T54">: d12i02.stb @ </text:span><text:span text:style-name="T24">0x</text:span><text:span text:style-name="T35">7133C</text:span><text:span text:style-name="T149"> </text:span><text:span text:style-name="T151">(item), </text:span><text:span text:style-name="T34">0x</text:span><text:span text:style-name="T35">71384</text:span><text:span text:style-name="T151"> (name)</text:span></text:p>
        </text:list-item>
        <text:list-item>
          <text:p text:style-name="P44"><text:span text:style-name="T157">Heavenly Dais</text:span><text:span text:style-name="T151">, Dragovian </text:span><text:span text:style-name="T152">shield</text:span><text:span text:style-name="T151">: d12i02.stb @ </text:span><text:span text:style-name="T34">0x</text:span><text:span text:style-name="T37">71504</text:span><text:span text:style-name="T151"> (item), </text:span><text:span text:style-name="T34">0x</text:span><text:span text:style-name="T36">7154C</text:span><text:span text:style-name="T151"> (name)</text:span></text:p>
        </text:list-item>
        <text:list-item>
          <text:p text:style-name="P44"><text:span text:style-name="T12">Heavenly Dais</text:span><text:span text:style-name="T54">, Dragovian </text:span><text:span text:style-name="T64">helm</text:span><text:span text:style-name="T54">: d12i02.stb @ </text:span><text:span text:style-name="T24">0x</text:span><text:span text:style-name="T38">716CC</text:span><text:span text:style-name="T149"> </text:span><text:span text:style-name="T151">(item), </text:span><text:span text:style-name="T34">0x</text:span><text:span text:style-name="T38">71714</text:span><text:span text:style-name="T151"> (name)</text:span></text:p>
        </text:list-item>
        <text:list-item>
          <text:p text:style-name="P23"><text:span text:style-name="T12">Memories Lane</text:span><text:span text:style-name="T54">, lord’s bracer: </text:span><text:span text:style-name="T63">d14i04</text:span><text:span text:style-name="T54">.stb @ </text:span><text:span text:style-name="T24">0x</text:span><text:span text:style-name="T33">509D0</text:span></text:p>
        </text:list-item>
        <text:list-item>
          <text:p text:style-name="P45"><text:span text:style-name="T12">Shack on </text:span><text:span text:style-name="T13">T</text:span><text:span text:style-name="T12">op of Waterfall</text:span>: s18i01.stb</text:p>
          <text:list>
            <text:list-item>
              <text:p text:style-name="P46">1<text:span text:style-name="T134">st</text:span> time @ <text:span text:style-name="T21">0x6298C</text:span></text:p>
            </text:list-item>
            <text:list-item>
              <text:p text:style-name="P47">2<text:span text:style-name="T134">nd</text:span> time @ <text:span text:style-name="T21">0x6337C, 0x</text:span><text:span text:style-name="T49">633E8,</text:span><text:span text:style-name="T21"> 0x</text:span><text:span text:style-name="T50">63454</text:span></text:p>
            </text:list-item>
            <text:list-item>
              <text:p text:style-name="P57"><text:span text:style-name="T143">3</text:span><text:span text:style-name="T134">rd</text:span> time @ <text:span text:style-name="T21">0x64204</text:span></text:p>
            </text:list-item>
          </text:list>
        </text:list-item>
        <text:list-item>
          <text:p text:style-name="P48">The orbs all have separate indices for their <text:span text:style-name="T85">name</text:span><text:span text:style-name="T1"> and </text:span><text:span text:style-name="T107">item</text:span><text:span text:style-name="T131"> </text:span><text:span text:style-name="T107">given</text:span><text:span text:style-name="T139">.</text:span></text:p>
          <text:list>
            <text:list-item>
              <text:p text:style-name="P49"><text:span text:style-name="T142">F</text:span><text:span text:style-name="T141">arebury</text:span><text:span text:style-name="T138">, purple orb: m01.stb @ </text:span><text:span text:style-name="T122">0x811C8</text:span><text:span text:style-name="T140">, </text:span><text:span text:style-name="T98">0x81210</text:span></text:p>
            </text:list-item>
            <text:list-item>
              <text:p text:style-name="P58"><text:span text:style-name="T15">Tower of Alexandra, blue orb: t01i07.stb</text:span><text:span text:style-name="T67"> @ </text:span><text:span text:style-name="T115">0x</text:span><text:span text:style-name="T116">68558</text:span><text:span text:style-name="T68">, </text:span><text:span text:style-name="T91">0x</text:span><text:span text:style-name="T92">685A0</text:span></text:p>
            </text:list-item>
            <text:list-item>
              <text:p text:style-name="P58"><text:span text:style-name="T15">Maella Abbey, gold orb: </text:span><text:span text:style-name="T16">x02i02</text:span><text:span text:style-name="T15">.stb</text:span><text:span text:style-name="T67"> @ </text:span><text:span text:style-name="T115">0x</text:span><text:span text:style-name="T117">5D9F8</text:span><text:span text:style-name="T68">, </text:span><text:span text:style-name="T91">0x</text:span><text:span text:style-name="T93">5DA40</text:span></text:p>
            </text:list-item>
            <text:list-item>
              <text:p text:style-name="P58"><text:span text:style-name="T15">Baccarat, yellow orb: m05i11.stb</text:span><text:span text:style-name="T67"> @ </text:span><text:span text:style-name="T115">0x</text:span><text:span text:style-name="T118">62050</text:span><text:span text:style-name="T68">, </text:span><text:span text:style-name="T91">0x</text:span><text:span text:style-name="T94">62098</text:span></text:p>
            </text:list-item>
            <text:list-item>
              <text:p text:style-name="P58"><text:span text:style-name="T15">Arcadia, green orb: </text:span><text:span text:style-name="T17">m08</text:span><text:span text:style-name="T15">.stb</text:span><text:span text:style-name="T67"> @ </text:span><text:span text:style-name="T115">0x</text:span><text:span text:style-name="T119">82118</text:span><text:span text:style-name="T68">, </text:span><text:span text:style-name="T91">0x</text:span><text:span text:style-name="T95">82160</text:span></text:p>
            </text:list-item>
            <text:list-item>
              <text:p text:style-name="P58"><text:span text:style-name="T15">Marta’s Cottage, red orb: </text:span><text:span text:style-name="T18">s1</text:span><text:span text:style-name="T19">4</text:span><text:span text:style-name="T15">.stb</text:span><text:span text:style-name="T67"> @ </text:span><text:span text:style-name="T115">0x</text:span><text:span text:style-name="T120">7C0B4</text:span><text:span text:style-name="T68">, </text:span><text:span text:style-name="T91">0x</text:span><text:span text:style-name="T96">7C0FC</text:span></text:p>
            </text:list-item>
            <text:list-item>
              <text:p text:style-name="P58"><text:span text:style-name="T15">Lord High Priest’s Residence, silver orb: </text:span><text:span text:style-name="T20">s16i01</text:span><text:span text:style-name="T15">.stb</text:span><text:span text:style-name="T67"> @ </text:span><text:span text:style-name="T115">0x</text:span><text:span text:style-name="T121">84714</text:span><text:span text:style-name="T68">, </text:span><text:span text:style-name="T91">0x</text:span><text:span text:style-name="T97">8475C</text:span></text:p>
            </text:list-item>
          </text:list>
        </text:list-item>
        <text:list-item>
          <text:p text:style-name="P33">The hidden recipe memos have separate indices for their <text:span text:style-name="T69">icon</text:span>, <text:span text:style-name="T84">name</text:span>, and <text:span text:style-name="T106">item</text:span><text:span text:style-name="T105"> </text:span><text:span text:style-name="T106">given</text:span><text:span text:style-name="T138">.</text:span></text:p>
          <text:list>
            <text:list-item>
              <text:p text:style-name="P34"><text:span text:style-name="T12">Farebury, </text:span>thief’s key recipe: m01i09 @ <text:span text:style-name="T71">0x52C9C</text:span>, <text:span text:style-name="T87">0x52BD0</text:span>, <text:span text:style-name="T109">0x52BD0</text:span></text:p>
            </text:list-item>
            <text:list-item>
              <text:p text:style-name="P62">Pickham<text:span text:style-name="T54">, Eros’ bow recipe: m04.stb @ </text:span><text:span text:style-name="T72">0x61D74</text:span><text:span text:style-name="T54">, </text:span><text:span text:style-name="T88">0x61E34</text:span><text:span text:style-name="T54">, </text:span><text:span text:style-name="T110">0x61EA0</text:span></text:p>
            </text:list-item>
            <text:list-item>
              <text:p text:style-name="P62">Trodain Castle<text:span text:style-name="T54">, imp knife recipe c01.stb @ </text:span><text:span text:style-name="T72">0x8B2D0</text:span><text:span text:style-name="T54">. </text:span><text:span text:style-name="T88">0x8B390</text:span><text:span text:style-name="T54">. </text:span><text:span text:style-name="T110">0x8B3FC</text:span></text:p>
            </text:list-item>
            <text:list-item>
              <text:p text:style-name="P62">Savella Cathedral<text:span text:style-name="T54">, dragon slayer recipe: x04.stb @ </text:span><text:span text:style-name="T72">0x73240</text:span><text:span text:style-name="T54">, </text:span><text:span text:style-name="T88">0x73300</text:span><text:span text:style-name="T54">, </text:span><text:span text:style-name="T110">0x7336C</text:span></text:p>
            </text:list-item>
          </text:list>
        </text:list-item>
        <text:list-item>
          <text:p text:style-name="P59">Ascantha<text:span text:style-name="T54">, lady’s ring (see above): c02i13.stb @ </text:span><text:span text:style-name="T72">0x58470</text:span><text:span text:style-name="T54">, </text:span><text:span text:style-name="T88">0x5853C</text:span><text:span text:style-name="T54">, </text:span><text:span text:style-name="T110">0x58338</text:span></text:p>
        </text:list-item>
        <text:list-item>
          <text:p text:style-name="P60">Farebury Inn<text:span text:style-name="T54">, seed of wisdom (see above): m01i01.stb @ </text:span><text:span text:style-name="T72">0x691F4</text:span><text:span text:style-name="T54">, </text:span><text:span text:style-name="T88">0x692FC</text:span><text:span text:style-name="T54">, </text:span><text:span text:style-name="T110">0x69008</text:span></text:p>
        </text:list-item>
        <text:list-item>
          <text:p text:style-name="P61">Egeus’ Tablet<text:span text:style-name="T54">, mini medal (</text:span><text:span text:style-name="T58">see above</text:span><text:span text:style-name="T54">): s22.stb @ </text:span><text:span text:style-name="T72">0x4BCEC</text:span><text:span text:style-name="T57">, </text:span><text:span text:style-name="T90">0x</text:span><text:span text:style-name="T88">4BDB8</text:span><text:span text:style-name="T57">, </text:span><text:span text:style-name="T113">0x</text:span><text:span text:style-name="T110">4B324</text:span></text:p>
        </text:list-item>
      </text:list>
      <text:h text:style-name="P8" text:outline-level="2">Mini medal prizes</text:h>
      <text:p text:style-name="P4"><text:span text:style-name="T2">Prize IDs seem to start in c04i01 at </text:span><text:span text:style-name="T22">0x59194</text:span><text:span text:style-name="T2">, each located </text:span><text:span text:style-name="T22">0x54</text:span><text:span text:style-name="T2"> bytes apart.<text:line-break/>Prize requirements seem to start at </text:span><text:span text:style-name="T22">0x58BE0</text:span><text:span text:style-name="T2">, located </text:span><text:span text:style-name="T22">0x54</text:span><text:span text:style-name="T2"> bytes apart.</text:span></text:p>
      <text:p text:style-name="P4"/>
      <text:p text:style-name="P63">Note: when I changed the prices one time, Minnie started looping her dialogue indefinitely.</text:p>
      <text:h text:style-name="P9" text:outline-level="2">Stella</text:h>
      <text:p text:style-name="P50">field.stb</text:p>
      <text:list text:style-name="L2">
        <text:list-item>
          <text:p text:style-name="P51"><text:soft-page-break/>Red:</text:p>
        </text:list-item>
        <text:list-item>
          <text:p text:style-name="P51">Orange:</text:p>
        </text:list-item>
        <text:list-item>
          <text:p text:style-name="P52">Green: <text:span text:style-name="T21">0x</text:span><text:span text:style-name="T53">617C0</text:span></text:p>
        </text:list-item>
        <text:list-item>
          <text:p text:style-name="P51">Blue:</text:p>
        </text:list-item>
        <text:list-item>
          <text:p text:style-name="P51">Purple:</text:p>
        </text:list-item>
        <text:list-item>
          <text:p text:style-name="P51">Rainbow:</text:p>
        </text:list-item>
      </text:list>
      <text:h text:style-name="Heading_20_2" text:outline-level="2">Purchases</text:h>
      <text:p text:style-name="P1">Purchases have values for the <text:span text:style-name="T69">item ID</text:span>, the <text:span text:style-name="T84">item price</text:span>, and a value to check that <text:span text:style-name="T106">the player can afford the item</text:span>.</text:p>
      <text:list text:style-name="L3">
        <text:list-item>
          <text:p text:style-name="P53"><text:span text:style-name="T12">Port Prospect</text:span><text:span text:style-name="T54">, herb peddler: </text:span><text:span text:style-name="T55">m03.stb </text:span><text:span text:style-name="T56">@ </text:span><text:span text:style-name="T89">0x64D80</text:span><text:span text:style-name="T25">, </text:span><text:span text:style-name="T111">0x</text:span><text:span text:style-name="T112">64D50</text:span></text:p>
          <text:list>
            <text:list-item>
              <text:p text:style-name="P54"><text:span text:style-name="T54">Medicinal herb: </text:span><text:span text:style-name="T73">0x65188</text:span></text:p>
            </text:list-item>
            <text:list-item>
              <text:p text:style-name="P54"><text:span text:style-name="T54">Antidotal herb: </text:span><text:span text:style-name="T73">0x65110</text:span></text:p>
            </text:list-item>
            <text:list-item>
              <text:p text:style-name="P54"><text:span text:style-name="T54">Moonwort bulb: </text:span><text:span text:style-name="T73">0x6505C</text:span></text:p>
            </text:list-item>
            <text:list-item>
              <text:p text:style-name="P54"><text:span text:style-name="T54">Strong medicine: </text:span><text:span text:style-name="T73">0x64FA8</text:span></text:p>
            </text:list-item>
            <text:list-item>
              <text:p text:style-name="P54"><text:span text:style-name="T54">Strong antidote: </text:span><text:span text:style-name="T73">0x64EF0</text:span></text:p>
            </text:list-item>
          </text:list>
        </text:list-item>
        <text:list-item>
          <text:p text:style-name="P53"><text:span text:style-name="T12">Arcadia, </text:span><text:span text:style-name="T54">secret shop: m08i06.stb</text:span></text:p>
          <text:list>
            <text:list-item>
              <text:p text:style-name="P53"><text:span text:style-name="T54">1</text:span><text:span text:style-name="T135">st</text:span><text:span text:style-name="T54"> time: </text:span><text:span text:style-name="T72">0x56A60</text:span><text:span text:style-name="T136">,</text:span><text:span text:style-name="T72"> </text:span><text:span text:style-name="T88">0x56A00</text:span><text:span text:style-name="T136">,</text:span><text:span text:style-name="T88"> </text:span><text:span text:style-name="T114">0x569D0</text:span></text:p>
            </text:list-item>
            <text:list-item>
              <text:p text:style-name="P53"><text:span text:style-name="T54">2</text:span><text:span text:style-name="T135">nd</text:span><text:span text:style-name="T54"> time: </text:span><text:span text:style-name="T72">0x573D8</text:span><text:span text:style-name="T136">,</text:span><text:span text:style-name="T72"> </text:span><text:span text:style-name="T88">0x57378</text:span><text:span text:style-name="T136">,</text:span><text:span text:style-name="T88"> </text:span><text:span text:style-name="T114">0x57348</text:span></text:p>
            </text:list-item>
            <text:list-item>
              <text:p text:style-name="P53"><text:span text:style-name="T54">3</text:span><text:span text:style-name="T135">rd</text:span><text:span text:style-name="T54"> time: </text:span><text:span text:style-name="T72">0x57D50</text:span><text:span text:style-name="T136">,</text:span><text:span text:style-name="T72"> </text:span><text:span text:style-name="T88">0x57CF0</text:span><text:span text:style-name="T136">,</text:span><text:span text:style-name="T88"> </text:span><text:span text:style-name="T114">0x57CC0</text:span></text:p>
            </text:list-item>
            <text:list-item>
              <text:p text:style-name="P53"><text:span text:style-name="T54">4</text:span><text:span text:style-name="T135">th</text:span><text:span text:style-name="T54"> time: </text:span><text:span text:style-name="T72">0x586C8</text:span><text:span text:style-name="T136">,</text:span><text:span text:style-name="T72"> </text:span><text:span text:style-name="T88">0x58668</text:span><text:span text:style-name="T136">,</text:span><text:span text:style-name="T88"> </text:span><text:span text:style-name="T114">0x58638</text:span></text:p>
            </text:list-item>
            <text:list-item>
              <text:p text:style-name="P53"><text:span text:style-name="T54">5</text:span><text:span text:style-name="T135">th</text:span><text:span text:style-name="T54"> time: </text:span><text:span text:style-name="T72">0x59040</text:span><text:span text:style-name="T136">,</text:span><text:span text:style-name="T72"> </text:span><text:span text:style-name="T88">0x58FE0</text:span><text:span text:style-name="T136">,</text:span><text:span text:style-name="T88"> </text:span><text:span text:style-name="T114">0x58FB0</text:span></text:p>
            </text:list-item>
            <text:list-item>
              <text:p text:style-name="P53"><text:span text:style-name="T54">6</text:span><text:span text:style-name="T135">th</text:span><text:span text:style-name="T54"> time: </text:span><text:span text:style-name="T72">0x599B8</text:span><text:span text:style-name="T136">,</text:span><text:span text:style-name="T72"> </text:span><text:span text:style-name="T88">0x59958</text:span><text:span text:style-name="T136">,</text:span><text:span text:style-name="T88"> </text:span><text:span text:style-name="T114">0x59928</text:span></text:p>
            </text:list-item>
            <text:list-item>
              <text:p text:style-name="P53"><text:span text:style-name="T54">7</text:span><text:span text:style-name="T135">th</text:span><text:span text:style-name="T54">+ time: </text:span><text:span text:style-name="T72">0x5A330</text:span><text:span text:style-name="T136">,</text:span><text:span text:style-name="T72"> </text:span><text:span text:style-name="T88">0x5A2D0</text:span><text:span text:style-name="T136">,</text:span><text:span text:style-name="T88"> </text:span><text:span text:style-name="T114">0x5A2A0</text:span></text:p>
            </text:list-item>
          </text:list>
        </text:list-item>
        <text:list-item>
          <text:p text:style-name="P55"><text:span text:style-name="T12">Argonia</text:span>, Yggdrasil leaf (inside): c03i08.stb <text:span text:style-name="T133">@ </text:span><text:span text:style-name="T74">0x4F63C</text:span><text:span text:style-name="T47">, </text:span><text:span text:style-name="T98">0x4F69C</text:span><text:span text:style-name="T47">, </text:span><text:span text:style-name="T122">0x4F5E8</text:span></text:p>
          <text:list>
            <text:list-item>
              <text:p text:style-name="P64">Check<text:span text:style-name="T15"> </text:span><text:span text:style-name="T132">if player has item</text:span><text:span text:style-name="T15">: </text:span><text:span text:style-name="T47">0x4F63C</text:span></text:p>
            </text:list-item>
          </text:list>
        </text:list-item>
      </text:list>
      <text:h text:style-name="P10" text:outline-level="2">Dodgy Dave</text:h>
      <text:p text:style-name="P6"><text:span text:style-name="T7">Dodgy Dave’s sidequest script is stored in </text:span><text:span text:style-name="T6">m</text:span><text:span text:style-name="T2">04i09.stb. </text:span><text:span text:style-name="T7">Below are the values of the </text:span><text:span text:style-name="T70">requested</text:span><text:span text:style-name="T83"> </text:span><text:span text:style-name="T70">item</text:span><text:span text:style-name="T7">, the </text:span><text:span text:style-name="T86">first</text:span><text:span text:style-name="T104"> </text:span><text:span text:style-name="T86">reward</text:span><text:span text:style-name="T7">, and the </text:span><text:span text:style-name="T108">subsequent reward</text:span><text:span text:style-name="T7">.</text:span></text:p>
      <text:p text:style-name="P5"><text:span text:style-name="T8">Note: </text:span><text:span text:style-name="T7">I </text:span><text:span text:style-name="T2">don’t yet know how to change from items to gold and vice versa.<text:line-break/></text:span><text:span text:style-name="T9">Note: Setting gold values too high seems to cause strange behaviour?</text:span></text:p>
      <text:list text:style-name="L4">
        <text:list-item>
          <text:p text:style-name="P65"><text:span text:style-name="T2">special medicine: </text:span><text:span text:style-name="T75">0x575DC</text:span><text:span text:style-name="T23"> ; </text:span><text:span text:style-name="T99">0x56F78</text:span><text:span text:style-name="T23">, </text:span><text:span text:style-name="T123">0x56F48</text:span></text:p>
        </text:list-item>
        <text:list-item>
          <text:p text:style-name="P56">reinforced boomerang: <text:span text:style-name="T76">0x</text:span><text:span text:style-name="T77">57630</text:span><text:span text:style-name="T48"> ; </text:span><text:span text:style-name="T100">0x</text:span><text:span text:style-name="T101">57038</text:span><text:span text:style-name="T137">,</text:span><text:span text:style-name="T48"> </text:span><text:span text:style-name="T124">0x</text:span><text:span text:style-name="T125">57008</text:span></text:p>
        </text:list-item>
        <text:list-item>
          <text:p text:style-name="P56">ring of immunity: <text:span text:style-name="T76">0x</text:span><text:span text:style-name="T78">57684</text:span><text:span text:style-name="T48"> ; </text:span><text:span text:style-name="T100">0x</text:span><text:span text:style-name="T102">57104</text:span><text:span text:style-name="T48">, </text:span><text:span text:style-name="T124">0x</text:span><text:span text:style-name="T127">570C8</text:span></text:p>
        </text:list-item>
        <text:list-item>
          <text:p text:style-name="P56">robe of serenity: <text:span text:style-name="T76">0x</text:span><text:span text:style-name="T79">576D8</text:span><text:span text:style-name="T48"> ; </text:span><text:span text:style-name="T100">0x</text:span><text:span text:style-name="T103">571D0</text:span><text:span text:style-name="T48">, </text:span><text:span text:style-name="T124">0x</text:span><text:span text:style-name="T130">571A0</text:span></text:p>
        </text:list-item>
        <text:list-item>
          <text:p text:style-name="P56">sandstorm spear: <text:span text:style-name="T76">0x</text:span><text:span text:style-name="T80">5772C</text:span><text:span text:style-name="T48"> ; </text:span><text:span text:style-name="T100">0x5729C</text:span><text:span text:style-name="T48">, </text:span><text:span text:style-name="T124">0x</text:span><text:span text:style-name="T126">57260</text:span></text:p>
        </text:list-item>
        <text:list-item>
          <text:p text:style-name="P56"><text:soft-page-break/>crimson robe: <text:span text:style-name="T76">0x</text:span><text:span text:style-name="T81">57780</text:span><text:span text:style-name="T48"> ; </text:span><text:span text:style-name="T100">0x57374</text:span><text:span text:style-name="T48">, </text:span><text:span text:style-name="T124">0x</text:span><text:span text:style-name="T128">57338</text:span></text:p>
        </text:list-item>
        <text:list-item>
          <text:p text:style-name="P56">princess’s robe: <text:span text:style-name="T76">0x</text:span><text:span text:style-name="T82">577D4</text:span><text:span text:style-name="T48"> ; </text:span><text:span text:style-name="T100">0x5744C</text:span><text:span text:style-name="T48">, </text:span><text:span text:style-name="T124">0x</text:span><text:span text:style-name="T129">57410</text:span></text:p>
        </text:list-item>
      </text:list>
      <text:h text:style-name="P11" text:outline-level="3"/>
      <text:h text:style-name="P12" text:outline-level="3"/>
      <text:h text:style-name="P13" text:outline-level="3">Locations I still want to figure out</text:h>
      <text:p text:style-name="P2">- stella</text:p>
      <text:p text:style-name="P2"><text:span text:style-name="T10">- </text:span><text:span text:style-name="T11">gospel ring</text:span></text:p>
      <text:h text:style-name="P14" text:outline-level="3" text:is-list-header="true"><text:line-break/><text:span text:style-name="T3">Other stuff I want to check out</text:span></text:h>
      <text:p text:style-name="P2">- gigantini<text:line-break/>- Baccarat quest tokens<text:line-break/>- Baccarat squid tokens</text:p>
      <text:p text:style-name="P2">- <text:span text:style-name="T4">arena admittance prices</text:span></text:p>
      <text:p text:style-name="P15"/>
      <text:h text:style-name="Heading_20_3" text:outline-level="3"><text:span text:style-name="T4">M</text:span><text:span text:style-name="T2">iscellaneous notes</text:span></text:h>
      <text:list text:style-name="L5">
        <text:list-item>
          <text:p text:style-name="P16">Changing byte <text:span text:style-name="T21">0x04CEC</text:span> in m03.stb makes the herb seller act as if you picked “No” even if you pick y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fo:font-style="italic" style:font-name-asian="OpenSymbol" style:font-family-asian="OpenSymbol" style:font-charset-asian="x-symbol" style:font-style-asian="italic" style:font-name-complex="OpenSymbol" style:font-family-complex="OpenSymbol" style:font-charset-complex="x-symbol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22:10:10.372000000</meta:creation-date>
    <dc:date>2023-09-19T00:09:41.937000000</dc:date>
    <meta:editing-duration>P5DT13H36M56S</meta:editing-duration>
    <meta:editing-cycles>162</meta:editing-cycles>
    <meta:generator>LibreOffice/7.4.4.2$Windows_X86_64 LibreOffice_project/85569322deea74ec9134968a29af2df5663baa21</meta:generator>
    <meta:document-statistic meta:table-count="0" meta:image-count="0" meta:object-count="0" meta:page-count="5" meta:paragraph-count="102" meta:word-count="814" meta:character-count="4872" meta:non-whitespace-character-count="4241"/>
  </office:meta>
</office:document-meta>
</file>